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2" style:family="paragraph" style:parent-style-name="Subtitle">
      <style:text-properties style:font-name="Georgia"/>
    </style:style>
    <style:style style:name="P3" style:family="paragraph" style:parent-style-name="Header">
      <style:text-properties officeooo:rsid="000c2c87" officeooo:paragraph-rsid="00024ab3"/>
    </style:style>
    <style:style style:name="P4" style:family="paragraph" style:parent-style-name="Text_20_body">
      <style:paragraph-properties fo:text-align="center" style:justify-single-word="false"/>
      <style:text-properties style:font-name="Georgia" officeooo:rsid="000d3f5d" officeooo:paragraph-rsid="000d3f5d"/>
    </style:style>
    <style:style style:name="P5" style:family="paragraph" style:parent-style-name="Text_20_body">
      <style:paragraph-properties fo:text-align="start" style:justify-single-word="false"/>
      <style:text-properties style:font-name="Georgia" officeooo:rsid="000d3f5d" officeooo:paragraph-rsid="000d3f5d"/>
    </style:style>
    <style:style style:name="P6" style:family="paragraph" style:parent-style-name="Title">
      <style:text-properties style:font-name="Georgia" officeooo:rsid="000d3f5d" officeooo:paragraph-rsid="000d3f5d"/>
    </style:style>
    <style:style style:name="T1" style:family="text">
      <style:text-properties officeooo:rsid="000daa1f"/>
    </style:style>
    <style:style style:name="T2" style:family="text">
      <style:text-properties officeooo:rsid="000f1a89"/>
    </style:style>
    <style:style style:name="T3" style:family="text">
      <style:text-properties officeooo:rsid="0010f8af"/>
    </style:style>
    <style:style style:name="T4" style:family="text">
      <style:text-properties officeooo:rsid="001221a0"/>
    </style:style>
    <style:style style:name="T5" style:family="text">
      <style:text-properties officeooo:rsid="0012a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wntown</text:p>
      <text:p text:style-name="P2">105</text:p>
      <text:p text:style-name="P4">by Kyle Eggleston</text:p>
      <text:p text:style-name="P4"/>
      <text:p text:style-name="P5"><text:tab/><text:span text:style-name="T1">Miranda </text:span><text:span text:style-name="T2">rode on the bus to downtown. She had Joe’s credit card and was planning on doing some shopping. </text:span><text:span text:style-name="T3">Joe had given her a limit, whatever that meant, of three hundred dollars. </text:span><text:span text:style-name="T4">He told her not to max out his credit card, again whatever that meant. </text:span><text:span text:style-name="T5">She was just happy to experience a shopping trip like she had heard about on the televis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6-03-03T16:56:46.174546550">03/03/26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3-03T16:56:46.078733601</dc:date>
    <meta:editing-duration>PT1H29M30S</meta:editing-duration>
    <meta:editing-cycles>14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6" meta:word-count="78" meta:character-count="423" meta:non-whitespace-character-count="350"/>
  </office:meta>
</office:document-meta>
</file>